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1667" calcext:value-type="percentage">
            <text:p>1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967" calcext:value-type="percentage">
            <text:p>29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0967" calcext:value-type="percentage">
            <text:p>9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style-name="ce1" office:value-type="percentage" office:value="0.1067" calcext:value-type="percentage">
            <text:p>1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933" calcext:value-type="percentage">
            <text:p>9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167" calcext:value-type="percentage">
            <text:p>2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style-name="ce1" office:value-type="percentage" office:value="0.17" calcext:value-type="percentage">
            <text:p>17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17" calcext:value-type="percentage">
            <text:p>17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2233" calcext:value-type="percentage">
            <text:p>12,23%</text:p>
          </table:table-cell>
          <table:table-cell table:style-name="ce1" table:formula="of:=AVERAGE([.H2:.H11])" office:value-type="percentage" office:value="0.16833" calcext:value-type="percentage">
            <text:p>16,83%</text:p>
          </table:table-cell>
          <table:table-cell table:style-name="ce1" table:formula="of:=AVERAGE([.I2:.I11])" office:value-type="percentage" office:value="0.16101" calcext:value-type="percentage">
            <text:p>16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1199" calcext:value-type="percentage">
            <text:p>11,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215" calcext:value-type="percentage">
            <text:p>12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034" calcext:value-type="percentage">
            <text:p>10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4179" calcext:value-type="percentage">
            <text:p>41,79%</text:p>
          </table:table-cell>
          <table:table-cell table:style-name="ce1" table:number-columns-repeated="2"/>
          <table:table-cell table:style-name="ce1" table:formula="of:=AVERAGE([.G15:.G24])" office:value-type="percentage" office:value="0.33421" calcext:value-type="percentage">
            <text:p>33,42%</text:p>
          </table:table-cell>
          <table:table-cell table:style-name="ce1" table:formula="of:=AVERAGE([.H15:.H24])" office:value-type="percentage" office:value="0.13348" calcext:value-type="percentage">
            <text:p>13,35%</text:p>
          </table:table-cell>
          <table:table-cell table:style-name="ce1" table:formula="of:=AVERAGE([.I15:.I24])" office:value-type="percentage" office:value="0.103966666666667" calcext:value-type="percentage">
            <text:p>10,4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839" calcext:value-type="percentage">
            <text:p>68,39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743" calcext:value-type="percentage">
            <text:p>27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4149" calcext:value-type="percentage">
            <text:p>41,49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966" calcext:value-type="percentage">
            <text:p>49,66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5276" calcext:value-type="percentage">
            <text:p>52,76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5241" calcext:value-type="percentage">
            <text:p>52,41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3966" calcext:value-type="percentage">
            <text:p>39,66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943" calcext:value-type="percentage">
            <text:p>49,4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5172" calcext:value-type="percentage">
            <text:p>51,72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529" calcext:value-type="percentage">
            <text:p>45,29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736" calcext:value-type="percentage">
            <text:p>57,36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50817" calcext:value-type="percentage">
            <text:p>50,82%</text:p>
          </table:table-cell>
          <table:table-cell table:style-name="ce1" table:number-columns-repeated="2"/>
          <table:table-cell table:style-name="ce1" table:formula="of:=AVERAGE([.G27:.G36])" office:value-type="percentage" office:value="0.62343" calcext:value-type="percentage">
            <text:p>62,34%</text:p>
          </table:table-cell>
          <table:table-cell table:style-name="ce1" table:formula="of:=AVERAGE([.H27:.H36])" office:value-type="percentage" office:value="0.7143" calcext:value-type="percentage">
            <text:p>71,43%</text:p>
          </table:table-cell>
          <table:table-cell table:style-name="ce1" table:formula="of:=AVERAGE([.I27:.I36])" office:value-type="percentage" office:value="0.2743" calcext:value-type="percentage">
            <text:p>27,4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3413" calcext:value-type="percentage">
            <text:p>34,13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table:style-name="ce1" office:value-type="percentage" office:value="0.3898" calcext:value-type="percentage">
            <text:p>38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table:style-name="ce1" office:value-type="percentage" office:value="0.3103" calcext:value-type="percentage">
            <text:p>31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524" calcext:value-type="percentage">
            <text:p>55,24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table:style-name="ce1" office:value-type="percentage" office:value="0.3103" calcext:value-type="percentage">
            <text:p>31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table:style-name="ce1" office:value-type="percentage" office:value="0.2077" calcext:value-type="percentage">
            <text:p>20,7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5128" calcext:value-type="percentage">
            <text:p>5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523833333333333" calcext:value-type="percentage">
            <text:p>52,38%</text:p>
          </table:table-cell>
          <table:table-cell table:style-name="ce1" table:number-columns-repeated="2"/>
          <table:table-cell table:style-name="ce1" table:formula="of:=AVERAGE([.G39:.G48])" office:value-type="percentage" office:value="0.6436" calcext:value-type="percentage">
            <text:p>64,36%</text:p>
          </table:table-cell>
          <table:table-cell table:style-name="ce1" table:formula="of:=AVERAGE([.H39:.H48])" office:value-type="percentage" office:value="0.33332" calcext:value-type="percentage">
            <text:p>33,33%</text:p>
          </table:table-cell>
          <table:table-cell table:style-name="ce1" table:formula="of:=AVERAGE([.I39:.I48])" office:value-type="percentage" office:value="0.34618" calcext:value-type="percentage">
            <text:p>34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16" calcext:value-type="percentage">
            <text:p>21,60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654" calcext:value-type="percentage">
            <text:p>16,54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style-name="ce1"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012" calcext:value-type="percentage">
            <text:p>10,12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99" calcext:value-type="percentage">
            <text:p>8,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963" calcext:value-type="percentage">
            <text:p>19,63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938" calcext:value-type="percentage">
            <text:p>19,38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8171428571429" calcext:value-type="percentage">
            <text:p>15,82%</text:p>
          </table:table-cell>
          <table:table-cell table:style-name="ce1" table:number-columns-repeated="2"/>
          <table:table-cell table:style-name="ce1" table:formula="of:=AVERAGE([.G52:.G61])" office:value-type="percentage" office:value="0.0613" calcext:value-type="percentage">
            <text:p>6,13%</text:p>
          </table:table-cell>
          <table:table-cell table:style-name="ce1" table:formula="of:=AVERAGE([.H52:.H61])" office:value-type="percentage" office:value="0.1008" calcext:value-type="percentage">
            <text:p>10,08%</text:p>
          </table:table-cell>
          <table:table-cell table:style-name="ce1" table:formula="of:=AVERAGE([.I52:.I61])" office:value-type="percentage" office:value="0.0575" calcext:value-type="percentage">
            <text:p>5,7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199" calcext:value-type="percentage">
            <text:p>1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324" calcext:value-type="percentage">
            <text:p>23,2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38" calcext:value-type="percentage">
            <text:p>8,38%</text:p>
          </table:table-cell>
          <table:table-cell table:style-name="ce1" table:number-columns-repeated="2"/>
          <table:table-cell table:style-name="ce1" table:formula="of:=AVERAGE([.G65:.G74])" office:value-type="percentage" office:value="0.30843" calcext:value-type="percentage">
            <text:p>30,84%</text:p>
          </table:table-cell>
          <table:table-cell table:style-name="ce1" table:formula="of:=AVERAGE([.H65:.H74])" office:value-type="percentage" office:value="0.28255" calcext:value-type="percentage">
            <text:p>28,26%</text:p>
          </table:table-cell>
          <table:table-cell table:style-name="ce1" table:formula="of:=AVERAGE([.I65:.I74])" office:value-type="percentage" office:value="0.2157" calcext:value-type="percentage">
            <text:p>21,5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84" calcext:value-type="percentage">
            <text:p>2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474" calcext:value-type="percentage">
            <text:p>14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316" calcext:value-type="percentage">
            <text:p>23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78:.G87])" office:value-type="percentage" office:value="0.17405" calcext:value-type="percentage">
            <text:p>17,41%</text:p>
          </table:table-cell>
          <table:table-cell table:style-name="ce1" table:formula="of:=AVERAGE([.H78:.H87])" office:value-type="percentage" office:value="0.16755" calcext:value-type="percentage">
            <text:p>16,76%</text:p>
          </table:table-cell>
          <table:table-cell table:style-name="ce1" table:formula="of:=AVERAGE([.I78:.I87])" office:value-type="percentage" office:value="0.21124" calcext:value-type="percentage">
            <text:p>21,1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91:.G100])" office:value-type="percentage" office:value="0.07038" calcext:value-type="percentage">
            <text:p>7,04%</text:p>
          </table:table-cell>
          <table:table-cell table:style-name="ce1" table:formula="of:=AVERAGE([.H91:.H100])" office:value-type="percentage" office:value="0.04777" calcext:value-type="percentage">
            <text:p>4,78%</text:p>
          </table:table-cell>
          <table:table-cell table:style-name="ce1" table:formula="of:=AVERAGE([.I91:.I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table:number-columns-repeated="2"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2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04:.G113])" office:value-type="percentage" office:value="0.21653" calcext:value-type="percentage">
            <text:p>21,65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17:.G126])" office:value-type="percentage" office:value="0.59679" calcext:value-type="percentage">
            <text:p>59,68%</text:p>
          </table:table-cell>
          <table:table-cell table:style-name="ce1" table:formula="of:=AVERAGE([.H117:.H126])" office:value-type="percentage" office:value="0.50924" calcext:value-type="percentage">
            <text:p>50,92%</text:p>
          </table:table-cell>
          <table:table-cell table:style-name="ce1" table:formula="of:=AVERAGE([.I117:.I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30:.G139])" office:value-type="percentage" office:value="0.44874" calcext:value-type="percentage">
            <text:p>44,87%</text:p>
          </table:table-cell>
          <table:table-cell table:style-name="ce1" table:formula="of:=AVERAGE([.H130:.H139])" office:value-type="percentage" office:value="0.21366" calcext:value-type="percentage">
            <text:p>21,37%</text:p>
          </table:table-cell>
          <table:table-cell table:style-name="ce1" table:formula="of:=AVERAGE([.I130:.I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43:.G152])" office:value-type="percentage" office:value="0.10522" calcext:value-type="percentage">
            <text:p>10,52%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6:.G165])" office:value-type="percentage" office:value="0.31411" calcext:value-type="percentage">
            <text:p>31,41%</text:p>
          </table:table-cell>
          <table:table-cell table:style-name="ce1" table:formula="of:=AVERAGE([.H156:.H165])" office:value-type="percentage" office:value="0.13274" calcext:value-type="percentage">
            <text:p>13,27%</text:p>
          </table:table-cell>
          <table:table-cell table:style-name="ce1" table:formula="of:=AVERAGE([.I156:.I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ΝΕΑ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69:.G178])" office:value-type="percentage" office:value="0.09019" calcext:value-type="percentage">
            <text:p>9,02%</text:p>
          </table:table-cell>
          <table:table-cell table:style-name="ce1" table:formula="of:=AVERAGE([.H169:.H178])" office:value-type="percentage" office:value="0.047" calcext:value-type="percentage">
            <text:p>4,70%</text:p>
          </table:table-cell>
          <table:table-cell table:style-name="ce1" table:formula="of:=AVERAGE([.I169:.I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82:.G191])" office:value-type="percentage" office:value="0.48708" calcext:value-type="percentage">
            <text:p>48,71%</text:p>
          </table:table-cell>
          <table:table-cell table:style-name="ce1" table:formula="of:=AVERAGE([.H182:.H191])" office:value-type="percentage" office:value="0.4606" calcext:value-type="percentage">
            <text:p>46,0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 table:number-columns-repeated="3"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 table:number-columns-repeated="3"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 table:number-columns-repeated="3"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 table:number-columns-repeated="3"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 table:number-columns-repeated="3"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 table:number-columns-repeated="3"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table:number-columns-repeated="3"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95:.G204])" office:value-type="percentage" office:value="0.37222" calcext:value-type="percentage">
            <text:p>37,22%</text:p>
          </table:table-cell>
          <table:table-cell table:style-name="ce1" table:formula="of:=AVERAGE([.H195:.H204])" office:value-type="percentage" office:value="0.34492" calcext:value-type="percentage">
            <text:p>34,49%</text:p>
          </table:table-cell>
          <table:table-cell table:style-name="ce1" table:formula="of:=AVERAGE([.I195:.I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39.882" calcext:value-type="float">
            <text:p>39,882</text:p>
          </table:table-cell>
          <table:table-cell table:style-name="ce4" table:formula="of:=AVERAGE([.H208:.H217])" office:value-type="float" office:value="116.1711" calcext:value-type="float">
            <text:p>116,1711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65" calcext:value-type="float">
            <text:p>0,165</text:p>
          </table:table-cell>
          <table:table-cell table:style-name="ce4" table:formula="of:=AVERAGE([.H221:.H230])" office:value-type="float" office:value="0.204" calcext:value-type="float">
            <text:p>0,204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1.153" calcext:value-type="float">
            <text:p>1,153</text:p>
          </table:table-cell>
          <table:table-cell table:style-name="ce4" table:formula="of:=AVERAGE([.H234:.H243])" office:value-type="float" office:value="0.63539" calcext:value-type="float">
            <text:p>0,63539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9622" calcext:value-type="float">
            <text:p>1,9622</text:p>
          </table:table-cell>
          <table:table-cell table:style-name="ce4" table:formula="of:=AVERAGE([.H247:.H256])" office:value-type="float" office:value="97.6932" calcext:value-type="float">
            <text:p>97,6932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366" calcext:value-type="float">
            <text:p>0,366</text:p>
          </table:table-cell>
          <table:table-cell table:style-name="ce4" table:formula="of:=AVERAGE([.H260:.H269])" office:value-type="float" office:value="0.3386" calcext:value-type="float">
            <text:p>0,3386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15.357" calcext:value-type="float">
            <text:p>15,357</text:p>
          </table:table-cell>
          <table:table-cell table:style-name="ce4" table:formula="of:=AVERAGE([.H273:.H282])" office:value-type="float" office:value="16.9317" calcext:value-type="float">
            <text:p>16,9317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179" calcext:value-type="float">
            <text:p>0,179</text:p>
          </table:table-cell>
          <table:table-cell table:style-name="ce4" table:formula="of:=AVERAGE([.H286:.H295])" office:value-type="float" office:value="0.39227" calcext:value-type="float">
            <text:p>0,39227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151.261" calcext:value-type="float">
            <text:p>151,261</text:p>
          </table:table-cell>
          <table:table-cell table:style-name="ce4" table:formula="of:=AVERAGE([.H299:.H308])" office:value-type="float" office:value="141.5275" calcext:value-type="float">
            <text:p>141,5275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/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/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/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/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/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/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/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/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/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/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10091" calcext:value-type="percentage">
            <text:p>10,09%</text:p>
          </table:table-cell>
          <table:table-cell table:style-name="ce1" table:formula="of:=AVERAGE([.H312:.H321])" office:value-type="string" office:string-value="" calcext:value-type="error">
            <text:p>#DIV/0!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string" office:string-value="" calcext:value-type="error">
            <text:p>#DIV/0!</text:p>
          </table:table-cell>
          <table:table-cell table:style-name="Default" table:number-columns-repeated="8"/>
          <table:table-cell table:number-columns-repeated="1010"/>
        </table:table-row>
      </table:table>
      <table:table table:name="FINAL" table:style-name="ta1">
        <table:table-column table:style-name="co5" table:default-cell-style-name="Default"/>
        <table:table-column table:style-name="co6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1" calcext:value-type="percentage">
            <text:p>16,1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4" table:formula="of:=AVERAGE([.B3:.B32])" office:value-type="percentage" office:value="0.313836666666667" calcext:value-type="percentage">
            <text:p>31,38%</text:p>
          </table:table-cell>
          <table:table-cell table:style-name="ce14" table:formula="of:=AVERAGE([.C3:.C32])" office:value-type="percentage" office:value="0.27046" calcext:value-type="percentage">
            <text:p>27,05%</text:p>
          </table:table-cell>
          <table:table-cell table:style-name="ce14" table:formula="of:=AVERAGE([.D3:.D32])" office:value-type="percentage" office:value="0.161" calcext:value-type="percentage">
            <text:p>16,10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G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number-columns-repeated="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number-columns-repeated="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number-columns-repeated="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3" table:formula="of:=AVERAGE([.B38:.B53])" office:value-type="float" office:value="9.41604766792652" calcext:value-type="float">
            <text:p>9,41604766792652</text:p>
          </table:table-cell>
          <table:table-cell table:style-name="ce13" table:formula="of:=AVERAGE([.C38:.C53])" office:value-type="float" office:value="9.09560578530636" calcext:value-type="float">
            <text:p>9,09560578530636</text:p>
          </table:table-cell>
          <table:table-cell table:style-name="ce13" table:formula="of:=AVERAGE([.D38:.D53]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1-27T18:47:38.331298991</dc:date>
    <meta:editing-duration>P7DT2H7M26S</meta:editing-duration>
    <meta:editing-cycles>3384</meta:editing-cycles>
    <meta:generator>LibreOffice/7.4.2.3$Linux_X86_64 LibreOffice_project/40$Build-3</meta:generator>
    <meta:document-statistic meta:table-count="2" meta:cell-count="2053" meta:object-count="0"/>
  </office:meta>
</office:document-meta>
</file>